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5b5" officeooo:paragraph-rsid="0011e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a e Gabriel dalpiaz – linux debian</text:p>
      <text:p text:style-name="P1"/>
      <text:p text:style-name="P1">joao e willian – GIT</text:p>
      <text:p text:style-name="P1"/>
      <text:p text:style-name="P1">Douglas e Mickaela – Linux debian</text:p>
      <text:p text:style-name="P1"/>
      <text:p text:style-name="P1">gabrieli e alexander – Scribus</text:p>
      <text:p text:style-name="P1"/>
      <text:p text:style-name="P1">Diego e julia bheling – linux ubuntu</text:p>
      <text:p text:style-name="P1"/>
      <text:p text:style-name="P1">Amanda e Jean schmitz – Linux educacional</text:p>
      <text:p text:style-name="P1"/>
      <text:p text:style-name="P1">Giane e Mateus – linux ubuntu</text:p>
      <text:p text:style-name="P1"/>
      <text:p text:style-name="P1">Jean nunes e leticia – Gcompris</text:p>
      <text:p text:style-name="P1"/>
      <text:p text:style-name="P1">cristiano e taina - <text:s/>Eclipse</text:p>
      <text:p text:style-name="P1"/>
      <text:p text:style-name="P1">natalia e gustavo – linux kurumin</text:p>
      <text:p text:style-name="P1"/>
      <text:p text:style-name="P1">Djonatan e Julia Dorr – Net Beans</text:p>
      <text:p text:style-name="P1"/>
      <text:p text:style-name="P1">Djoni e pedro - GIm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0:46:10.039000000</meta:creation-date>
    <dc:date>2016-04-26T10:55:06.412000000</dc:date>
    <meta:editing-duration>PT8M59S</meta:editing-duration>
    <meta:editing-cycles>1</meta:editing-cycles>
    <meta:document-statistic meta:table-count="0" meta:image-count="0" meta:object-count="0" meta:page-count="1" meta:paragraph-count="12" meta:word-count="62" meta:character-count="374" meta:non-whitespace-character-count="313"/>
    <meta:generator>LibreOffice/5.1.2.2$Windows_x86 LibreOffice_project/d3bf12ecb743fc0d20e0be0c58ca359301eb705f</meta:generator>
  </office:meta>
</office:document-meta>
</file>